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1697306D0D0299FC4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1" text:anchor-type="char" svg:width="25.7cm" svg:height="9.059cm" draw:z-index="0"><draw:image xlink:href="Pictures/1000020100000400000001697306D0D0299FC4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17:33:51.916000000</meta:creation-date>
    <meta:print-date>2020-12-22T17:34:27.624000000</meta:print-date>
    <dc:date>2020-12-22T17:35:42.084000000</dc:date>
    <meta:editing-duration>PT1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